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WrapperAutoGrowingTests.getPropertyValueAutoGrowMultiDimensiona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WrapperAutoGrowingTests.setPropertyValueAutoGrow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AutoGrowingTests.getPropertyValueNullValueInNest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Prop( String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AutoGrowingTests.getPropertyValueAutoGrow3d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WrapperAutoGrow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AutoGrowingTests.setPropertyValueAutoGrow3d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WrapperAutoGrowingTests.getPropertyValueAutoGrowArrayBySeveral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WrapperAutoGrowingTests.setPropertyValueAutoGrow2d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.setNestedNoConstructor( NestedNoDefaultConstructor nestedNoConstru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List( List &lt; Bean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AutoGrowingTests.setPropertyValueAutoGrow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.get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AutoGrowingTests.setNestedPropertyValueAutoGrow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.setThreeDimensionalArray( Bean [ ] [ ] [ ] threeDimensional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Pr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MultiList( List &lt; List &lt; Bean &gt; &gt; multi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AutoGrowingTests.setPropertyValueNullValueInNest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.getThreeDimensional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AutoGrowingTests.getPropertyValueAutoGrowListNotParameter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.setMultiArray( Bean [ ] [ ] multi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Multi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AutoGrowingTests.getPropertyValueNullValueInNestedPathNo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.getNestedNo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Array( Bean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AutoGrowingTests.getPropertyValueAutoGrowListBySeveral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.getMulti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AutoGrowingTests.getPropertyValueAutoGrow2d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WrapperAutoGrowingTests.getPropertyValueAutoGrow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.setListNotParameterized( List listNotParameteriz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AutoGrowingTests.getPropertyValueAutoGrowListFailsAgains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.getListNotParameter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apperAutoGrowingTests.getPropertyValueAutoGrow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WrapperAutoGrowingTests.setPropertyValueAutoGrow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rapperAutoGrowingTests.assertNotNull( Object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Nested( Bean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Map( Map &lt; String , Bean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NoDefaultConstructor.NestedNo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